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89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336633"/>
    </style:style>
    <style:style style:name="T24" style:family="text">
      <style:text-properties fo:color="#111111"/>
    </style:style>
    <style:style style:name="T25" style:family="text">
      <style:text-properties fo:color="#669900"/>
    </style:style>
    <style:style style:name="T26" style:family="text">
      <style:text-properties fo:color="#cc9900"/>
    </style:style>
    <style:style style:name="T27" style:family="text">
      <style:text-properties fo:color="#996633"/>
    </style:style>
    <style:style style:name="T28"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1.79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 <text:span text:style-name="T23">مشہود، مشہودات</text:span></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text:p>
          </table:table-cell>
          <table:table-cell table:style-name="ce9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6">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7">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8">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4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7">00/00/0000</text:date>, <text:time style:data-style-name="N2" text:time-value="11:51:05.4755473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4-17T15:29:16.399256651</dc:date>
    <meta:editing-duration>P90DT23H41M29S</meta:editing-duration>
    <meta:editing-cycles>3988</meta:editing-cycles>
    <meta:generator>LibreOffice/6.4.6.2$Linux_X86_64 LibreOffice_project/40$Build-2</meta:generator>
    <meta:document-statistic meta:table-count="3" meta:cell-count="660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